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0.91mm"/>
    </style:style>
    <style:style style:name="co3" style:family="table-column">
      <style:table-column-properties fo:break-before="auto" style:column-width="71.07mm"/>
    </style:style>
    <style:style style:name="co4" style:family="table-column">
      <style:table-column-properties fo:break-before="auto" style:column-width="58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nder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rep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create a</text:p>
          </table:table-cell>
          <table:table-cell office:value-type="string" calcext:value-type="string">
            <text:p>success create</text:p>
          </table:table-cell>
          <table:table-cell office:value-type="string" calcext:value-type="string">
            <text:p>error create already_exists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int &gt; 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ccess join [yellow/blue]</text:p>
          </table:table-cell>
          <table:table-cell office:value-type="string" calcext:value-type="string">
            <text:p>error create invalid_count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rray 5x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int [1;6]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success join [yellow/blue]</text:p>
          </table:table-cell>
          <table:table-cell office:value-type="string" calcext:value-type="string">
            <text:p>error join full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 join not_started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 join already_joined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uccess game started</text:p>
          </table:table-cell>
          <table:table-cell table:number-columns-repeated="3"/>
          <table:table-cell office:value-type="string" calcext:value-type="string">
            <text:p>h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 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uccess board b</text:p>
          </table:table-cell>
          <table:table-cell table:number-columns-repeated="3"/>
          <table:table-cell office:value-type="string" calcext:value-type="string">
            <text:p>j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uccess active [yellow/blue]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uccess rolled c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uccess vote stone [needed/not_needed]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vote select stone d e</text:p>
          </table:table-cell>
          <table:table-cell office:value-type="string" calcext:value-type="string">
            <text:p>success vote select d e</text:p>
          </table:table-cell>
          <table:table-cell office:value-type="string" calcext:value-type="string">
            <text:p>error vote select d e not_selectabl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…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uccess d e selected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uccess not_selected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error vote select stone no_vot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uccess vote move [needed/not needed]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vote move f g to h i </text:p>
          </table:table-cell>
          <table:table-cell office:value-type="string" calcext:value-type="string">
            <text:p>success vote move f g to h i </text:p>
          </table:table-cell>
          <table:table-cell office:value-type="string" calcext:value-type="string">
            <text:p>error vote move invali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…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uccess f g moved to j k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uccess f g not_moved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error vote move no_vot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uccess game ended [yellow/blue] [corner/no_stones/disconnection]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2">00/00/0000</text:date>, <text:time style:data-style-name="N2" text:time-value="13:19:55.0578203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14:50:00.619090960</meta:creation-date>
    <dc:date>2017-02-12T19:54:47.855646211</dc:date>
    <meta:editing-duration>PT6H42M52S</meta:editing-duration>
    <meta:editing-cycles>15</meta:editing-cycles>
    <meta:generator>LibreOffice/5.3.0.3$Linux_X86_64 LibreOffice_project/30m0$Build-3</meta:generator>
    <meta:document-statistic meta:table-count="1" meta:cell-count="73" meta:object-count="0"/>
  </office:meta>
</office:document-meta>
</file>